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2" svg:font-family="Mangal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P3" style:family="paragraph">
      <style:text-properties fo:color="#aecf00" style:font-name="Segoe Script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2" style:family="text">
      <style:text-properties fo:color="#aecf00" style:font-name="Segoe Script" fo:font-size="66pt" fo:font-weight="bold" style:font-size-asian="66pt" style:font-weight-asian="bold" style:font-size-complex="66pt" style:font-weight-complex="bol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3" svg:width="5.208cm" svg:height="3.742cm" svg:x="9.121cm" svg:y="6.81cm"><draw:text-box><text:p><text:span text:style-name="T2">.me</text:span></text:p></draw:text-box></draw:frame><draw:custom-shape text:anchor-type="paragraph" draw:z-index="0" draw:style-name="gr1" draw:text-style-name="P2" svg:width="9.325cm" svg:height="4.546cm" svg:x="3.981cm" svg:y="4.443cm"><text:p text:style-name="P1"><text:span text:style-name="T1">Guide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2" svg:font-family="Mangal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ff3333" draw:end-color="#ffff66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3:59:48.68</meta:creation-date>
    <dc:date>2013-10-11T00:07:53.37</dc:date>
    <meta:editing-duration>PT3M25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0" meta:word-count="0" meta:character-count="0"/>
  </office:meta>
</office:document-meta>
</file>